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ee94" officeooo:paragraph-rsid="0001ee94"/>
    </style:style>
    <style:style style:name="P2" style:family="paragraph" style:parent-style-name="Standard">
      <style:paragraph-properties fo:text-align="center" style:justify-single-word="false"/>
      <style:text-properties officeooo:rsid="0001ee94" officeooo:paragraph-rsid="0001ee94"/>
    </style:style>
    <style:style style:name="P3" style:family="paragraph" style:parent-style-name="Standard">
      <style:paragraph-properties fo:text-align="end" style:justify-single-word="false"/>
      <style:text-properties officeooo:rsid="0001ee94" officeooo:paragraph-rsid="000445c6"/>
    </style:style>
    <style:style style:name="P4" style:family="paragraph" style:parent-style-name="Standard">
      <style:text-properties officeooo:paragraph-rsid="000445c6"/>
    </style:style>
    <style:style style:name="P5" style:family="paragraph" style:parent-style-name="Standard">
      <style:text-properties officeooo:rsid="000445c6" officeooo:paragraph-rsid="000445c6"/>
    </style:style>
    <style:style style:name="P6" style:family="paragraph" style:parent-style-name="Standard">
      <style:text-properties officeooo:rsid="00086722" officeooo:paragraph-rsid="00086722"/>
    </style:style>
    <style:style style:name="P7" style:family="paragraph" style:parent-style-name="Standard">
      <style:text-properties officeooo:rsid="00099237" officeooo:paragraph-rsid="00099237"/>
    </style:style>
    <style:style style:name="P8" style:family="paragraph" style:parent-style-name="Standard">
      <style:text-properties officeooo:paragraph-rsid="00099237"/>
    </style:style>
    <style:style style:name="P9" style:family="paragraph" style:parent-style-name="Standard">
      <style:paragraph-properties fo:text-align="justify" style:justify-single-word="false"/>
      <style:text-properties style:text-line-through-style="none" style:text-line-through-type="none" officeooo:rsid="0001ee94" officeooo:paragraph-rsid="0001ee94"/>
    </style:style>
    <style:style style:name="P10" style:family="paragraph" style:parent-style-name="Standard">
      <style:paragraph-properties fo:text-align="justify" style:justify-single-word="false"/>
      <style:text-properties style:text-line-through-style="none" style:text-line-through-type="none" officeooo:paragraph-rsid="0001ee94"/>
    </style:style>
    <style:style style:name="P11" style:family="paragraph" style:parent-style-name="Standard">
      <style:paragraph-properties fo:text-align="justify" style:justify-single-word="false"/>
      <style:text-properties style:text-line-through-style="none" style:text-line-through-type="none" officeooo:paragraph-rsid="00037d08"/>
    </style:style>
    <style:style style:name="P12" style:family="paragraph" style:parent-style-name="Standard">
      <style:paragraph-properties fo:text-align="justify" style:justify-single-word="false"/>
      <style:text-properties style:text-line-through-style="none" style:text-line-through-type="none" officeooo:paragraph-rsid="000445c6"/>
    </style:style>
    <style:style style:name="P13" style:family="paragraph" style:parent-style-name="Standard">
      <style:text-properties officeooo:rsid="000b11b2" officeooo:paragraph-rsid="000b11b2"/>
    </style:style>
    <style:style style:name="T1" style:family="text">
      <style:text-properties officeooo:rsid="0001ee94"/>
    </style:style>
    <style:style style:name="T2" style:family="text">
      <style:text-properties officeooo:rsid="00037d08"/>
    </style:style>
    <style:style style:name="T3" style:family="text">
      <style:text-properties officeooo:rsid="000445c6"/>
    </style:style>
    <style:style style:name="T4" style:family="text">
      <style:text-properties officeooo:rsid="000721bc"/>
    </style:style>
    <style:style style:name="T5" style:family="text">
      <style:text-properties officeooo:rsid="00086722"/>
    </style:style>
    <style:style style:name="T6" style:family="text">
      <style:text-properties officeooo:rsid="0008a325"/>
    </style:style>
    <style:style style:name="T7" style:family="text">
      <style:text-properties officeooo:rsid="00099237"/>
    </style:style>
    <style:style style:name="T8" style:family="text">
      <style:text-properties officeooo:rsid="000b11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VERGİ DAİRESİ MÜDÜRLÜĞÜNE </text:p>
      <text:p text:style-name="P1"><text:tab/><text:tab/><text:tab/><text:tab/><text:tab/><text:tab/><text:tab/><text:tab/><text:tab/>TOKAT</text:p>
      <text:p text:style-name="P1"/>
      <text:p text:style-name="P3"/>
      <text:p text:style-name="P5">Konu<text:tab/>: Yıllık Gelir Vergisi Beyannamesinde belirtilen Vergi İadesi Hk.</text:p>
      <text:p text:style-name="P1"/>
      <text:p text:style-name="P9"><text:tab/>Dairenizin 1360016105 nolu mükellefiyim.</text:p>
      <text:p text:style-name="P10"><text:span text:style-name="T1"><text:tab/>EK’te bulunan, 2019 yılı dönemine ait yıllık gelir vergisi beyanname</text:span><text:span text:style-name="T5">sinde,</text:span><text:span text:style-name="T1"> tarafıma </text:span><text:span text:style-name="T5">2,202.87</text:span><text:span text:style-name="T1"> TL vergi iadesi oluşmuştur. Vergi iade talebim üzerine yapılan incelemede, EK’te bulunan </text:span><text:span text:style-name="T5">09-12-2020 tarihli </text:span><text:span text:style-name="T1">GEKSİS raporurunda da görüleceği üzere, </text:span><text:bookmark text:name="gen__3757"/><text:span text:style-name="T1">“</text:span>Gayri Menkul Sermaye İradı Kesintisi Gayri Safi Tutarı - Beyanname Has<text:span text:style-name="T5">ı</text:span>lat Uyumu Kontrolü” <text:span text:style-name="T1">beyan ettiğim değerle uyuşma</text:span><text:span text:style-name="T8">dığı belirtilmektedir.</text:span></text:p>
      <text:p text:style-name="P11"><text:tab/><text:span text:style-name="T1">Önceki yıllarda da görülebileceği gibi, şahsıma ait gayrimenkullerden gelen kira gelirlerini düzenli bir şekilde beyan etmekteyim. </text:span></text:p>
      <text:p text:style-name="P11"><text:span text:style-name="T1"><text:tab/>Kira ilişkim olmayan </text:span><text:span text:style-name="T2">Birkan YAYMAZ isimli</text:span><text:span text:style-name="T1"> şahsın, tarafıma kira bedeli olarak yatırdığını beyan ettiği 23.125,00 TL uyuşmazlığa sebep olmaktadır.</text:span><text:span text:style-name="T2"> </text:span><text:span text:style-name="T6">Adı geçen şahısla ile ilgili herhangi bir kira ilişkim yoktur.</text:span></text:p>
      <text:p text:style-name="P11"><text:tab/><text:span text:style-name="T2">Birkan YAYMAZ, tapusu oğlum Ali Umut BALCI’ya ait olan bir işyerinde, o dönemde kiracı olan Dursun DURMUŞ ‘a kefil olan şahıstır. </text:span><text:span text:style-name="T6">Birkan YAYMAZ’ın</text:span><text:span text:style-name="T2">, tapu sahibi olan, Ali Umut BALCI ile de kira ilişkisi yoktur. Ama ne maksatla olduğunu anlamadığımız bir şekilde dairenize KİRACI sıfatı ile beyanda bulunduğu anlaşılmaktadır. Bu şahısla, ne oğlum Ali Umut BALCI ‘nın, nede benim herhangi bir kira ilişkim</text:span><text:span text:style-name="T6">iz</text:span><text:span text:style-name="T2"> yoktur. </text:span></text:p>
      <text:p text:style-name="P12"><text:tab/><text:span text:style-name="T2">O dönemde, Ali Umut BALCI’ya ait olan işyerinde kiracı olan, Dursun DURMUŞ’un Ek’te damga vergi makbuzu bulunan, 25.000.00 TL kira bedelini ödememesi üzerine, </text:span><text:span text:style-name="T4">kira sözleşmesinde de görüleceği üzere</text:span><text:span text:style-name="T2"> kefil olan Birkan YAYMAZ, 18,500.00 TL ve 5,000 TL</text:span><text:span text:style-name="T7">, </text:span><text:span text:style-name="T3">toplamda 23,500.00 TL</text:span><text:span text:style-name="T2"> olarak, bilgim dışında PTT aracılığı ile </text:span><text:span text:style-name="T3">tarafıma</text:span><text:span text:style-name="T2"> havale yapmıştır. </text:span><text:span text:style-name="T3">Bende h</text:span><text:span text:style-name="T2">avale edilen ücreti, oğlum Ali Umut BALCI’ ya banka üzerinden havale ettim. Ali Umut BALCI’da o döneme ait kira geliri</text:span><text:span text:style-name="T7">nin</text:span><text:span text:style-name="T2"> yıllık beyan miktarını geçme</text:span><text:span text:style-name="T7">mesi sebebi ile </text:span><text:span text:style-name="T2">dairenize beyan etmemiştir.</text:span></text:p>
      <text:p text:style-name="P12"><text:tab/><text:span text:style-name="T3">Kiracı olan Dursun DURMUŞ’un borcunu ödemek üzere, kefil Birkan YAYMAZ, Ali Umut BALCI’ya ödemesi gereken kira ücretini sehven tarafıma yapmıştır. Kefil tarafından, kiralanan yerle alakam olmadığı halde <text:s/>bana yapılan havaleyi, bende işyeri sahibi olan Ali Umut BALCI’ya banka üzerinden havale ettim.</text:span></text:p>
      <text:p text:style-name="P12"><text:tab/><text:span text:style-name="T3">Bu sebeple, Birkan YAYMAZ’ın ne maksatla kiracım olarak kendini beyan ettiğini anlamamakla beraber, yapılan yanlışlığın düzeltilmesini, şahsın beyanının EK’te ki belgelerde de görüleceği üzere asılsız olduğundan geçersiz sayılmasını ve gereken düzeltmenin yapılarak tarafıma tahhakkuk ettirilen vergi iadesi tutarının aşağıda belirtilen banka hesabıma havalesini arz ederim. </text:span></text:p>
      <text:p text:style-name="P4"/>
      <text:p text:style-name="P4"/>
      <text:p text:style-name="P4"><text:tab/><text:tab/><text:tab/><text:tab/><text:tab/><text:tab/><text:tab/><text:tab/><text:tab/><text:span text:style-name="T7">Hacı Murat BALCI</text:span></text:p>
      <text:p text:style-name="P4"/>
      <text:p text:style-name="P4"/>
      <text:p text:style-name="P4"/>
      <text:p text:style-name="P4"/>
      <text:p text:style-name="P8"><text:span text:style-name="T7">Adres : </text:span></text:p>
      <text:p text:style-name="P8"><text:span text:style-name="T7">Kümbettepe Mah. No:8-6 TOKAT</text:span></text:p>
      <text:p text:style-name="P8"><text:span text:style-name="T7">505 320 2240</text:span><text:tab/></text:p>
      <text:p text:style-name="P13">IBAN – TR70 0006 4000 0015 8000 3827 89</text:p>
      <text:p text:style-name="P4"/>
      <text:p text:style-name="P6">EK 1<text:tab/>: 2019 yılı Yıllık Gelir Vergisi Beyannamesi</text:p>
      <text:p text:style-name="P6">EK 2<text:tab/>: 09-12-2020 tarihli <text:span text:style-name="T1">GEKSİS raporu</text:span></text:p>
      <text:p text:style-name="P7">EK 3<text:tab/>: Dursun DURMUŞ ile yapılan Kira Sözleşmesine ait Damga Vergisi tahhakkuk ve ödeme </text:p>
      <text:p text:style-name="P7"><text:tab/> <text:s/>fişler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4T17:40:58.224879019</meta:creation-date>
    <dc:date>2021-05-24T19:12:35.967565341</dc:date>
    <meta:editing-duration>PT19M55S</meta:editing-duration>
    <meta:editing-cycles>4</meta:editing-cycles>
    <meta:generator>LibreOffice/7.0.5.2$Linux_X86_64 LibreOffice_project/00$Build-2</meta:generator>
    <meta:document-statistic meta:table-count="0" meta:image-count="0" meta:object-count="0" meta:page-count="1" meta:paragraph-count="20" meta:word-count="393" meta:character-count="2809" meta:non-whitespace-character-count="2398"/>
  </office:meta>
</office:document-meta>
</file>